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1.377cm"/>
    </style:style>
    <style:style style:name="co6" style:family="table-column">
      <style:table-column-properties fo:break-before="auto" style:column-width="0.748cm"/>
    </style:style>
    <style:style style:name="co7" style:family="table-column">
      <style:table-column-properties fo:break-before="auto" style:column-width="0.526cm"/>
    </style:style>
    <style:style style:name="co8" style:family="table-column">
      <style:table-column-properties fo:break-before="auto" style:column-width="1.109cm"/>
    </style:style>
    <style:style style:name="co9" style:family="table-column">
      <style:table-column-properties fo:break-before="auto" style:column-width="0.893cm"/>
    </style:style>
    <style:style style:name="co10" style:family="table-column">
      <style:table-column-properties fo:break-before="auto" style:column-width="2.39cm"/>
    </style:style>
    <style:style style:name="co11" style:family="table-column">
      <style:table-column-properties fo:break-before="auto" style:column-width="30.704cm"/>
    </style:style>
    <style:style style:name="co12" style:family="table-column">
      <style:table-column-properties fo:break-before="auto" style:column-width="2.267cm"/>
    </style:style>
    <style:style style:name="co13" style:family="table-column">
      <style:table-column-properties fo:break-before="auto" style:column-width="22.865cm"/>
    </style:style>
    <style:style style:name="co14"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50">
      <number:year/>
      <number:text>년 </number:text>
      <number:month/>
      <number:text>월 </number:text>
      <number:day/>
      <number:text>일 </number:text>
      <number:hours/>
      <number:text>시 </number:text>
      <number:minutes/>
      <number:text>분</number:text>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KO</text:p>
          </table:table-cell>
          <table:table-cell office:value-type="string">
            <text:p>을 포함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KO</text:p>
          </table:table-cell>
          <table:table-cell office:value-type="string">
            <text:p>을 포함하지 않음</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KO</text:p>
          </table:table-cell>
          <table:table-cell office:value-type="string">
            <text:p>으로 시작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KO</text:p>
          </table:table-cell>
          <table:table-cell office:value-type="string">
            <text:p>으로 끝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KO</text:p>
          </table:table-cell>
          <table:table-cell office:value-type="string">
            <text:p>을 포함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KO</text:p>
          </table:table-cell>
          <table:table-cell office:value-type="string">
            <text:p>을 포함하지 않음</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KO</text:p>
          </table:table-cell>
          <table:table-cell office:value-type="string">
            <text:p>으로 시작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KO</text:p>
          </table:table-cell>
          <table:table-cell office:value-type="string">
            <text:p>으로 끝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KO</text:p>
          </table:table-cell>
          <table:table-cell office:value-type="string">
            <text:p>을 포함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KO</text:p>
          </table:table-cell>
          <table:table-cell office:value-type="string">
            <text:p>을 포함하지 않음</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KO</text:p>
          </table:table-cell>
          <table:table-cell office:value-type="string">
            <text:p>으로 시작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KO</text:p>
          </table:table-cell>
          <table:table-cell office:value-type="string">
            <text:p>으로 끝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KO</text:p>
          </table:table-cell>
          <table:table-cell office:value-type="string">
            <text:p>Not~e를 삽입함</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2">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KO</text:p>
          </table:table-cell>
          <table:table-cell office:value-type="string">
            <text:p>~자연스럽게 정렬케 함. </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2">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KO</text:p>
          </table:table-cell>
          <table:table-cell office:value-type="string">
            <text:p>~Graphic...을 저장함. </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KO</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KO</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KO</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KO</text:p>
          </table:table-cell>
          <table:table-cell office:value-type="string">
            <text:p>액세서리</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KO</text:p>
          </table:table-cell>
          <table:table-cell office:value-type="string">
            <text:p>갤러리, 템플릿, 샘플 문서 및 폰트 등 유용한 %PRODUCTNAME 액세서리들 </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KO</text:p>
          </table:table-cell>
          <table:table-cell office:value-type="string">
            <text:p>샐러리</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KO</text:p>
          </table:table-cell>
          <table:table-cell office:value-type="string">
            <text:p>다양한 테마 속에 2900개 이상 요소들을 포함한 %PRODUCTNAME 갤러리</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KO</text:p>
          </table:table-cell>
          <table:table-cell office:value-type="string">
            <text:p>템플릿</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KO</text:p>
          </table:table-cell>
          <table:table-cell office:value-type="string">
            <text:p>문서 테플릿을 통해 짧은 시간에 완벽한 문서들을 생성 </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KO</text:p>
          </table:table-cell>
          <table:table-cell office:value-type="string">
            <text:p>샘플 문서들</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KO</text:p>
          </table:table-cell>
          <table:table-cell office:value-type="string">
            <text:p>샘플 문서들은 학습에 훌륭함.</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KO</text:p>
          </table:table-cell>
          <table:table-cell office:value-type="string">
            <text:p>문서화</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KO</text:p>
          </table:table-cell>
          <table:table-cell office:value-type="string">
            <text:p>%PRODUCTNAME 문서화</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KO</text:p>
          </table:table-cell>
          <table:table-cell office:value-type="string">
            <text:p>광고</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KO</text:p>
          </table:table-cell>
          <table:table-cell office:value-type="string">
            <text:p>%PRODUCTNAME의 광고 자료</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KO</text:p>
          </table:table-cell>
          <table:table-cell office:value-type="string">
            <text:p>폰트</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KO</text:p>
          </table:table-cell>
          <table:table-cell office:value-type="string">
            <text:p>%PRODUCTNAME 과 기타 응용프로그램용 추가 폰트</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KO</text:p>
          </table:table-cell>
          <table:table-cell office:value-type="string">
            <text:p>SVG 임포트</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KO</text:p>
          </table:table-cell>
          <table:table-cell office:value-type="string">
            <text:p>SVG 임포트 지원</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2">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사용자 매뉴얼</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KO</text:p>
          </table:table-cell>
          <table:table-cell office:value-type="string">
            <text:p>OxygenOffice 팀과 커뮤니티간 협력으로 빌드. 참조: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끈적한 타일</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외면 회전면체</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회전식 원</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회전 나선 </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외부 회전면체</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가을</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방향 전환</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table:style-name="ce1" office:value-type="string">
            <text:p>아이리스</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접힌 부분 </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Rochade</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3D 세로형 베니션 블라인드</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3D 가로형 베니션 블라인드</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정지 모드</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맑은 액체</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년 2월 2일 2시 2분</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KO</text:p>
          </table:table-cell>
          <table:table-cell office:value-type="string">
            <text:p>현재 시트를 위한 격자형 행들 </text:p>
          </table:table-cell>
          <table:table-cell table:number-columns-repeated="3"/>
          <table:table-cell table:style-name="ce2" office:value-type="date" office:date-value="2002-02-02T02:02:02">
            <text:p>02년 2월 2일 2시 2분</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KO</text:p>
          </table:table-cell>
          <table:table-cell office:value-type="string">
            <text:p>최적화 해결</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KO</text:p>
          </table:table-cell>
          <table:table-cell office:value-type="string">
            <text:p>모델</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KO</text:p>
          </table:table-cell>
          <table:table-cell office:value-type="string">
            <text:p>타겟</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KO</text:p>
          </table:table-cell>
          <table:table-cell office:value-type="string">
            <text:p>목표</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KO</text:p>
          </table:table-cell>
          <table:table-cell office:value-type="string">
            <text:p>최대화</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KO</text:p>
          </table:table-cell>
          <table:table-cell office:value-type="string">
            <text:p>최소화</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KO</text:p>
          </table:table-cell>
          <table:table-cell office:value-type="string">
            <text:p>셀 변화에 의해서</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KO</text:p>
          </table:table-cell>
          <table:table-cell office:value-type="string">
            <text:p>제한하기 위한 </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KO</text:p>
          </table:table-cell>
          <table:table-cell office:value-type="string">
            <text:p>제한</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KO</text:p>
          </table:table-cell>
          <table:table-cell office:value-type="string">
            <text:p>셀 참조</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KO</text:p>
          </table:table-cell>
          <table:table-cell office:value-type="string">
            <text:p>제한</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KO</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KO</text:p>
          </table:table-cell>
          <table:table-cell office:value-type="string">
            <text:p>취소</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KO</text:p>
          </table:table-cell>
          <table:table-cell office:value-type="string">
            <text:p>참조와 제한 영역이 일치하지 않음</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KO</text:p>
          </table:table-cell>
          <table:table-cell office:value-type="string">
            <text:p>추가</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KO</text:p>
          </table:table-cell>
          <table:table-cell office:value-type="string">
            <text:p>변경</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KO</text:p>
          </table:table-cell>
          <table:table-cell office:value-type="string">
            <text:p>삭제</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KO</text:p>
          </table:table-cell>
          <table:table-cell office:value-type="string">
            <text:p>해결</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KO</text:p>
          </table:table-cell>
          <table:table-cell office:value-type="string">
            <text:p>재설정</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KO</text:p>
          </table:table-cell>
          <table:table-cell office:value-type="string">
            <text:p>옵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KO</text:p>
          </table:table-cell>
          <table:table-cell office:value-type="string">
            <text:p>저장</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KO</text:p>
          </table:table-cell>
          <table:table-cell office:value-type="string">
            <text:p>로드</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KO</text:p>
          </table:table-cell>
          <table:table-cell office:value-type="string">
            <text:p>종료</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KO</text:p>
          </table:table-cell>
          <table:table-cell office:value-type="string">
            <text:p>해결방법이 없습니다. </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KO</text:p>
          </table:table-cell>
          <table:table-cell office:value-type="string">
            <text:p>해결방법이 있습니다.</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KO</text:p>
          </table:table-cell>
          <table:table-cell office:value-type="string">
            <text:p>셀의 기하학적 특성이 다릅니다.</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KO</text:p>
          </table:table-cell>
          <table:table-cell office:value-type="string">
            <text:p>최대 반복에 다다름.</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KO</text:p>
          </table:table-cell>
          <table:table-cell office:value-type="string">
            <text:p>표준 예외가 포착됨</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KO</text:p>
          </table:table-cell>
          <table:table-cell office:value-type="string">
            <text:p>반복 타임 아웃</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KO</text:p>
          </table:table-cell>
          <table:table-cell office:value-type="string">
            <text:p>목표가 설정되지 않음.</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KO</text:p>
          </table:table-cell>
          <table:table-cell office:value-type="string">
            <text:p>옵션</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KO</text:p>
          </table:table-cell>
          <table:table-cell office:value-type="string">
            <text:p>선형 모델을 가정함</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KO</text:p>
          </table:table-cell>
          <table:table-cell office:value-type="string">
            <text:p>오직 Positive 값만 허용</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KO</text:p>
          </table:table-cell>
          <table:table-cell office:value-type="string">
            <text:p>오직 정수값만 허용 </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KO</text:p>
          </table:table-cell>
          <table:table-cell office:value-type="string">
            <text:p>솔버 </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KO</text:p>
          </table:table-cell>
          <table:table-cell office:value-type="string">
            <text:p>솔버 </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48P0" style:volatile="true">
      <number:number number:decimal-places="2" number:min-integer-digits="1" number:grouping="true"/>
      <number:text> </number:text>
      <number:currency-symbol number:language="hu" number:country="HU">Ft</number:currency-symbol>
    </number:currency-style>
    <number:currency-style style:name="N148">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4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4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28">2008-06-28</text:date>, <text:time>16:21:31</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7-06-20T13:26:23</meta:creation-date>
    <dc:creator>경호 이</dc:creator>
    <dc:date>2008-06-28T16:21:30</dc:date>
    <meta:editing-cycles>4</meta:editing-cycles>
    <meta:editing-duration>PT1M1S</meta:editing-duration>
    <meta:user-defined meta:name="Info 1"/>
    <meta:user-defined meta:name="Info 2"/>
    <meta:user-defined meta:name="Info 3"/>
    <meta:user-defined meta:name="Info 4"/>
    <meta:document-statistic meta:table-count="1" meta:cell-count="1636"/>
  </office:meta>
</office:document-meta>
</file>